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9EFFD45F3CF2E0D0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58a03" officeooo:paragraph-rsid="00158a03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><draw:frame draw:style-name="fr1" draw:name="Image1" text:anchor-type="char" svg:x="-0.159cm" svg:y="0.873cm" svg:width="17cm" svg:height="5.353cm" draw:z-index="0"><draw:image xlink:href="Pictures/10000001000002E00000009EFFD45F3CF2E0D0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8:02:15.906231815</meta:creation-date>
    <dc:date>2023-10-24T18:03:06.597781181</dc:date>
    <meta:editing-duration>PT54S</meta:editing-duration>
    <meta:editing-cycles>1</meta:editing-cycles>
    <meta:document-statistic meta:table-count="0" meta:image-count="1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